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Title">
      <style:text-properties officeooo:rsid="001ea940" officeooo:paragraph-rsid="001ea940"/>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Standard">
      <style:text-properties fo:font-style="normal" style:text-underline-style="none" officeooo:rsid="002d92d0" officeooo:paragraph-rsid="002d92d0" style:font-style-asian="normal" style:font-style-complex="normal"/>
    </style:style>
    <style:style style:name="P14"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7498d" style:font-weight-asian="normal" style:font-weight-complex="normal"/>
    </style:style>
    <style:style style:name="T7" style:family="text">
      <style:text-properties fo:font-weight="normal" officeooo:rsid="002bf361" style:font-weight-asian="normal" style:font-weight-complex="normal"/>
    </style:style>
    <style:style style:name="T8" style:family="text">
      <style:text-properties fo:language="en" fo:country="U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14">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5">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9"><text:span text:style-name="T5"/></text:p>
      <text:p text:style-name="P10"><text:span text:style-name="T5">You also want to automatically update the browser when scss-files change. They should be compiled automatically to css-fils and then the browser should be updated. The method “</text:span><text:span text:style-name="T4">Watch</text:span><text:span text:style-name="T5">”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0"><text:span text:style-name="T5"/></text:p>
      <text:p text:style-name="P11"><text:span text:style-name="T5">Use </text:span><text:span text:style-name="T4">gulp-autoprefixer </text:span><text:span text:style-name="T5">to automatically set browser prefixer when compiling scss to css files. This avoids a lot of </text:span><text:span text:style-name="T8">compatibility</text:span><text:span text:style-name="T5"> issues. In the gulp-autoprefixer method you can set how many browser versions </text:span><text:span text:style-name="T6">it should go back to.</text:span></text:p>
      <text:p text:style-name="P11"><text:span text:style-name="T6"/></text:p>
      <text:p text:style-name="P12"><text:span text:style-name="T6">G</text:span><text:span text:style-name="T5">ulp also can be used to copy files. This is handy when you want to seperate your source files and the ‘compiles’ files. Also you can add some functionality when </text:span><text:span text:style-name="T8">copying files, like minifying </text:span><text:span text:style-name="T5"><text:s/>the html, js or css files. </text:span><text:span text:style-name="T7">All you have to do when copying is define a src-location and a destination location</text:span></text:p>
      <text:p text:style-name="P12"><text:span text:style-name="T7"/></text:p>
      <text:p text:style-name="P13"><text:span text:style-name="T7">T</text:span><text:span text:style-name="T5">he dependency </text:span><text:span text:style-name="T4">gulp-clean</text:span><text:span text:style-name="T5"> can remove files automatically. If you have seperated your source files and they automatically are copied to the compiled files. Then it is also handy to automatically delete the compiled files when you delete the source files. This dependency can do that for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15T18:01:04.730583526</dc:date>
    <meta:editing-duration>PT1H38M25S</meta:editing-duration>
    <meta:editing-cycles>12</meta:editing-cycles>
    <meta:generator>LibreOffice/6.0.7.3$Linux_X86_64 LibreOffice_project/00m0$Build-3</meta:generator>
    <meta:document-statistic meta:table-count="0" meta:image-count="0" meta:object-count="0" meta:page-count="1" meta:paragraph-count="16" meta:word-count="390" meta:character-count="2343" meta:non-whitespace-character-count="1969"/>
  </office:meta>
</office:document-meta>
</file>